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6497B5BB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Palantino" svg:font-family="Palantino" style:font-adornments="Regular"/>
    <style:font-face style:name="StarSymbol" svg:font-family="StarSymbol"/>
    <style:font-face style:name="Courier 10 Pitch" svg:font-family="'Courier 10 Pitch'" style:font-pitch="fixed"/>
    <style:font-face style:name="Courier" svg:font-family="Courier"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6.261cm" fo:margin-left="0.751cm" fo:margin-right="-0.012cm" table:align="margins"/>
    </style:style>
    <style:style style:name="Table1.A" style:family="table-column">
      <style:table-column-properties style:column-width="5.953cm" style:rel-column-width="3375*"/>
    </style:style>
    <style:style style:name="Table1.B" style:family="table-column">
      <style:table-column-properties style:column-width="2.963cm" style:rel-column-width="1680*"/>
    </style:style>
    <style:style style:name="Table1.C" style:family="table-column">
      <style:table-column-properties style:column-width="6.694cm" style:rel-column-width="3795*"/>
    </style:style>
    <style:style style:name="Table1.D" style:family="table-column">
      <style:table-column-properties style:column-width="0.651cm" style:rel-column-width="36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end" style:justify-single-word="false"/>
      <style:text-properties fo:color="#ffffff"/>
    </style:style>
    <style:style style:name="P2" style:family="paragraph" style:parent-style-name="Text_20_body">
      <style:paragraph-properties fo:text-align="start" style:justify-single-word="false"/>
      <style:text-properties fo:color="#b3b3b3" fo:font-size="12pt" fo:font-weight="bold" style:font-size-asian="12pt" style:font-weight-asian="bold" style:font-size-complex="12pt"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6pt" fo:font-style="italic" style:font-size-asian="16pt" style:font-style-asian="italic" style:font-size-complex="16pt"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weight="bold" style:font-weight-asian="bold" style:font-weight-complex="bold"/>
    </style:style>
    <style:style style:name="P8" style:family="paragraph" style:parent-style-name="Footer">
      <style:paragraph-properties fo:padding="0.074cm" fo:border-left="none" fo:border-right="none" fo:border-top="none" fo:border-bottom="0.002cm solid #000000" style:join-border="false"/>
    </style:style>
    <style:style style:name="P9" style:family="paragraph" style:parent-style-name="Text_20_body">
      <style:paragraph-properties fo:break-before="page"/>
    </style:style>
    <style:style style:name="P10" style:family="paragraph" style:parent-style-name="Text_20_body">
      <style:paragraph-properties fo:margin-left="2.501cm" fo:margin-right="0cm" fo:text-indent="0cm" style:auto-text-indent="false"/>
    </style:style>
    <style:style style:name="P11" style:family="paragraph" style:parent-style-name="Standard"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Contents_20_Heading">
      <style:paragraph-properties fo:break-before="page"/>
    </style:style>
    <style:style style:name="P20" style:family="paragraph" style:parent-style-name="Heading_20_1">
      <style:text-properties fo:color="#b3b3b3"/>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10 Pitch"/>
    </style:style>
    <style:style style:name="T4" style:family="text">
      <style:text-properties style:font-name="Courier 10 Pitch"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P4">Practical installation procedures,</text:p>
      <text:p text:style-name="P4">Installing The Open Computer Forensics Architecture</text:p>
      <text:p text:style-name="P4">on Ubuntu</text:p>
      <text:p text:style-name="P3"/>
      <text:p text:style-name="P3"/>
      <text:p text:style-name="P3"/>
      <text:p text:style-name="P3"/>
      <text:p text:style-name="P3">October 2009</text:p>
      <text:p text:style-name="P3">KLPD, Driebergen</text:p>
      <text:p text:style-name="P3"/>
      <text:p text:style-name="P3">Author: J. van der Wal</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 2008-2009, KLPD, Driebergen</text:p>
      <text:p text:style-name="Text_20_body">The content of this document my be used and distributed freely, under the creative commons license, without modification, and for non-profit use onl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2">1 Introduction<text:tab/>4</text:p>
          <text:p text:style-name="P23">1.1 Remarks<text:tab/>4</text:p>
          <text:p text:style-name="P23">1.2 Tested versions<text:tab/>4</text:p>
          <text:p text:style-name="P22">2 Installing OS<text:tab/>5</text:p>
          <text:p text:style-name="P23">2.1 Directories containing the data<text:tab/>5</text:p>
          <text:p text:style-name="P23">2.2 DONT'S<text:tab/>6</text:p>
          <text:p text:style-name="P22">3 Installing the postgresql database<text:tab/>7</text:p>
          <text:p text:style-name="P23">3.1 Packages<text:tab/>7</text:p>
          <text:p text:style-name="P23">3.2 Configuration<text:tab/>7</text:p>
          <text:p text:style-name="P22">4 Installing development environment<text:tab/>8</text:p>
          <text:p text:style-name="P23">4.1 Packages<text:tab/>8</text:p>
          <text:p text:style-name="P23">4.2 Extra packages needed for the ocfa Architecture (OcfaArch)<text:tab/>9</text:p>
          <text:p text:style-name="P23">4.3 Packages needed for the modules<text:tab/>9</text:p>
          <text:p text:style-name="P23">4.4 Packages needed for the NDA modules (optional)<text:tab/>9</text:p>
          <text:p text:style-name="P23">4.5 Packages needed for OcfaRepFs<text:tab/>9</text:p>
          <text:p text:style-name="P22">5 Installation from source<text:tab/>10</text:p>
          <text:p text:style-name="P23">5.1 Rar<text:tab/>10</text:p>
          <text:p text:style-name="P23">5.2 Photorec<text:tab/>10</text:p>
          <text:p text:style-name="P24">5.2.1Extra patch<text:tab/>11</text:p>
          <text:p text:style-name="P23">5.3 Libewf<text:tab/>11</text:p>
          <text:p text:style-name="P23">5.4 TSK, The sleuthkit<text:tab/>11</text:p>
          <text:p text:style-name="P24">5.4.1Manual patch<text:tab/>11</text:p>
          <text:p text:style-name="P23">5.5 Perl modules from CPAN<text:tab/>12</text:p>
          <text:p text:style-name="P23">5.6 Vinetto<text:tab/>12</text:p>
          <text:p text:style-name="P22">6 Building OCFA <text:tab/>12</text:p>
          <text:p text:style-name="P22">7 Configuration<text:tab/>13</text:p>
          <text:p text:style-name="P23">7.1 Samba<text:tab/>13</text:p>
          <text:p text:style-name="P23">7.2 Java environment<text:tab/>14</text:p>
          <text:p text:style-name="P23">7.3 Digest hashsets<text:tab/>15</text:p>
          <text:p text:style-name="P22">8 The next document to read<text:tab/>15</text:p>
        </text:index-body>
      </text:table-of-content>
      <text:p text:style-name="Text_20_body"/>
      <text:h text:style-name="P21" text:outline-level="1">Introduction</text:h>
      <text:p text:style-name="Text_20_body">This document intends to guide the ocfa-maintainer to install the Open Computer Forensics Architecture (OCFA) on an Ubuntu machine. Please use the newest version of ocfa (at this time version 2.2.0).</text:p>
      <text:h text:style-name="Heading_20_2" text:outline-level="2">Remarks</text:h>
      <text:p text:style-name="Text_20_body">All ubuntu-packages were installed using the synaptic package manager. All additional packages the package manager needs to install a given package are not mentioned in this manual. The user just has to follow up this hint.</text:p>
      <text:p text:style-name="Text_20_body">If this document contains errors or if you think something is missing, please post this on the ocfa mailing list. We might be able to help and this will also help others which might encounter the same problems.</text:p>
      <text:p text:style-name="Text_20_body"/>
      <text:h text:style-name="Heading_20_2" text:outline-level="2">Tested versions</text:h>
      <text:p text:style-name="Text_20_body">The following Ubuntu versions are tested:</text:p>
      <text:list xml:id="list2088350102" text:style-name="L7">
        <text:list-item>
          <text:p text:style-name="P17">Ubuntu 8.10</text:p>
        </text:list-item>
        <text:list-item>
          <text:p text:style-name="P17">Ubuntu 9.04</text:p>
        </text:list-item>
      </text:list>
      <text:p text:style-name="Text_20_body"/>
      <text:h text:style-name="P21" text:outline-level="1">Installing OS</text:h>
      <text:p text:style-name="Text_20_body">The installation of the OS (Ubuntu) needs some attention. OCFA will use the following direcotiry structure:<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Directory</text:p>
          </table:table-cell>
          <table:table-cell table:style-name="Table1.A1" office:value-type="string">
            <text:p text:style-name="Table_20_Heading">file</text:p>
          </table:table-cell>
          <table:table-cell table:style-name="Table1.A1" office:value-type="string">
            <text:p text:style-name="Table_20_Heading">Description</text:p>
          </table:table-cell>
          <table:table-cell table:style-name="Table1.D1" office:value-type="string">
            <text:p text:style-name="Table_20_Heading"/>
          </table:table-cell>
        </table:table-row>
        <table:table-row>
          <table:table-cell table:style-name="Table1.A2" office:value-type="string">
            <text:p text:style-name="Table_20_Contents">/var/ocfa</text:p>
          </table:table-cell>
          <table:table-cell table:style-name="Table1.A2" office:value-type="string">
            <text:p text:style-name="Table_20_Contents"/>
          </table:table-cell>
          <table:table-cell table:style-name="Table1.A2" office:value-type="string">
            <text:p text:style-name="Table_20_Contents">Storage of all case specific data</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var/ocfa/queues</text:p>
          </table:table-cell>
          <table:table-cell table:style-name="Table1.A2" office:value-type="string">
            <text:p text:style-name="Table_20_Contents"/>
          </table:table-cell>
          <table:table-cell table:style-name="Table1.A2" office:value-type="string">
            <text:p text:style-name="Table_20_Contents">Directory containing al persistent queues for all cases. </text:p>
          </table:table-cell>
          <table:table-cell table:style-name="Table1.D2" office:value-type="string">
            <text:p text:style-name="Table_20_Contents"/>
          </table:table-cell>
        </table:table-row>
        <table:table-row>
          <table:table-cell table:style-name="Table1.A2" office:value-type="string">
            <text:p text:style-name="Table_20_Contents">/var/ocfa/windows</text:p>
          </table:table-cell>
          <table:table-cell table:style-name="Table1.A2" office:value-type="string">
            <text:p text:style-name="Table_20_Contents"/>
          </table:table-cell>
          <table:table-cell table:style-name="Table1.A2" office:value-type="string">
            <text:p text:style-name="Table_20_Contents">A directory used to samba-share files for processing by the MS-Windows modules.</text:p>
          </table:table-cell>
          <table:table-cell table:style-name="Table1.D2" office:value-type="string">
            <text:p text:style-name="Table_20_Contents"/>
          </table:table-cell>
        </table:table-row>
        <table:table-row>
          <table:table-cell table:style-name="Table1.A2" office:value-type="string">
            <text:p text:style-name="Table_20_Contents">/var/ocfa/&lt;casename&gt;</text:p>
          </table:table-cell>
          <table:table-cell table:style-name="Table1.A2" office:value-type="string">
            <text:p text:style-name="Table_20_Contents"/>
          </table:table-cell>
          <table:table-cell table:style-name="Table1.A2" office:value-type="string">
            <text:p text:style-name="Table_20_Contents">The case specific directory. This maybe a symbolic link to external storage like a SAN.</text:p>
          </table:table-cell>
          <table:table-cell table:style-name="Table1.D2" office:value-type="string">
            <text:p text:style-name="Table_20_Contents"/>
          </table:table-cell>
        </table:table-row>
        <table:table-row>
          <table:table-cell table:style-name="Table1.A2" office:value-type="string">
            <text:p text:style-name="Table_20_Contents">/var/ocfa/&lt;casename&gt;hashsets</text:p>
          </table:table-cell>
          <table:table-cell table:style-name="Table1.A2" office:value-type="string">
            <text:p text:style-name="Table_20_Contents"/>
          </table:table-cell>
          <table:table-cell table:style-name="Table1.A2" office:value-type="string">
            <text:p text:style-name="Table_20_Contents">The case specific hashsets</text:p>
          </table:table-cell>
          <table:table-cell table:style-name="Table1.D2" office:value-type="string">
            <text:p text:style-name="Table_20_Contents"/>
          </table:table-cell>
        </table:table-row>
        <table:table-row>
          <table:table-cell table:style-name="Table1.A2" office:value-type="string">
            <text:p text:style-name="Table_20_Contents">/var/ocfa/&lt;casename&gt;index</text:p>
          </table:table-cell>
          <table:table-cell table:style-name="Table1.A2" office:value-type="string">
            <text:p text:style-name="Table_20_Contents"/>
          </table:table-cell>
          <table:table-cell table:style-name="Table1.A2" office:value-type="string">
            <text:p text:style-name="Table_20_Contents">The case specific full text index</text:p>
          </table:table-cell>
          <table:table-cell table:style-name="Table1.D2" office:value-type="string">
            <text:p text:style-name="Table_20_Contents"/>
          </table:table-cell>
        </table:table-row>
        <table:table-row>
          <table:table-cell table:style-name="Table1.A2" office:value-type="string">
            <text:p text:style-name="Table_20_Contents">/var/ocfa/&lt;casename&gt;log</text:p>
          </table:table-cell>
          <table:table-cell table:style-name="Table1.A2" office:value-type="string">
            <text:p text:style-name="Table_20_Contents"/>
          </table:table-cell>
          <table:table-cell table:style-name="Table1.A2" office:value-type="string">
            <text:p text:style-name="Table_20_Contents">The case specific log (from log4j)</text:p>
          </table:table-cell>
          <table:table-cell table:style-name="Table1.D2" office:value-type="string">
            <text:p text:style-name="Table_20_Contents"/>
          </table:table-cell>
        </table:table-row>
        <table:table-row>
          <table:table-cell table:style-name="Table1.A2" office:value-type="string">
            <text:p text:style-name="Table_20_Contents">/var/ocfa/&lt;casename&gt;repository</text:p>
          </table:table-cell>
          <table:table-cell table:style-name="Table1.A2" office:value-type="string">
            <text:p text:style-name="Table_20_Contents"/>
          </table:table-cell>
          <table:table-cell table:style-name="Table1.A2" office:value-type="string">
            <text:p text:style-name="Table_20_Contents">The case specific repository, containing all evidences from the case</text:p>
          </table:table-cell>
          <table:table-cell table:style-name="Table1.D2" office:value-type="string">
            <text:p text:style-name="Table_20_Contents"/>
          </table:table-cell>
        </table:table-row>
        <table:table-row>
          <table:table-cell table:style-name="Table1.A2" office:value-type="string">
            <text:p text:style-name="Table_20_Contents">/var/ocfa/&lt;casename&gt;/thumbnails</text:p>
          </table:table-cell>
          <table:table-cell table:style-name="Table1.A2" office:value-type="string">
            <text:p text:style-name="Table_20_Contents"/>
          </table:table-cell>
          <table:table-cell table:style-name="Table1.A2" office:value-type="string">
            <text:p text:style-name="Table_20_Contents">The case specific thumbnails from all images</text:p>
          </table:table-cell>
          <table:table-cell table:style-name="Table1.D2" office:value-type="string">
            <text:p text:style-name="Table_20_Contents"/>
          </table:table-cell>
        </table:table-row>
        <table:table-row>
          <table:table-cell table:style-name="Table1.A2" office:value-type="string">
            <text:p text:style-name="Table_20_Contents">/var/ocfa/&lt;casename&gt;/tmp_rar</text:p>
          </table:table-cell>
          <table:table-cell table:style-name="Table1.A2" office:value-type="string">
            <text:p text:style-name="Table_20_Contents"/>
          </table:table-cell>
          <table:table-cell table:style-name="Table1.A2" office:value-type="string">
            <text:p text:style-name="Table_20_Contents">Temporary working dir</text:p>
          </table:table-cell>
          <table:table-cell table:style-name="Table1.D2" office:value-type="string">
            <text:p text:style-name="Table_20_Contents"/>
          </table:table-cell>
        </table:table-row>
        <table:table-row>
          <table:table-cell table:style-name="Table1.A2" office:value-type="string">
            <text:p text:style-name="Table_20_Contents">/var/ocfa/&lt;casename&gt;/work</text:p>
          </table:table-cell>
          <table:table-cell table:style-name="Table1.A2" office:value-type="string">
            <text:p text:style-name="Table_20_Contents"/>
          </table:table-cell>
          <table:table-cell table:style-name="Table1.A2" office:value-type="string">
            <text:p text:style-name="Table_20_Contents">Temporary working dir</text:p>
          </table:table-cell>
          <table:table-cell table:style-name="Table1.D2" office:value-type="string">
            <text:p text:style-name="Table_20_Contents"/>
          </table:table-cell>
        </table:table-row>
        <table:table-row>
          <table:table-cell table:style-name="Table1.A2" office:value-type="string">
            <text:p text:style-name="Table_20_Contents">/usr/local/digiwash</text:p>
          </table:table-cell>
          <table:table-cell table:style-name="Table1.A2" office:value-type="string">
            <text:p text:style-name="Table_20_Contents"/>
          </table:table-cell>
          <table:table-cell table:style-name="Table1.A2" office:value-type="string">
            <text:p text:style-name="Table_20_Contents">The installation directory, where all ocfa software will be installed.</text:p>
          </table:table-cell>
          <table:table-cell table:style-name="Table1.D2" office:value-type="string">
            <text:p text:style-name="Table_20_Contents"/>
          </table:table-cell>
        </table:table-row>
        <table:table-row>
          <table:table-cell table:style-name="Table1.A2" office:value-type="string">
            <text:p text:style-name="Table_20_Contents">/usr/local/digiwash/etc</text:p>
          </table:table-cell>
          <table:table-cell table:style-name="Table1.A2" office:value-type="string">
            <text:p text:style-name="Table_20_Contents">casename.conf</text:p>
          </table:table-cell>
          <table:table-cell table:style-name="Table1.A2" office:value-type="string">
            <text:p text:style-name="Table_20_Contents">Case specific configuration file and the rulelist.</text:p>
          </table:table-cell>
          <table:table-cell table:style-name="Table1.D2" office:value-type="string">
            <text:p text:style-name="Table_20_Contents"/>
          </table:table-cell>
        </table:table-row>
        <table:table-row>
          <table:table-cell table:style-name="Table1.A2" office:value-type="string">
            <text:p text:style-name="Table_20_Contents">/usr/local/digiwash/static/hashsets</text:p>
          </table:table-cell>
          <table:table-cell table:style-name="Table1.A2" office:value-type="string">
            <text:p text:style-name="Table_20_Contents"/>
          </table:table-cell>
          <table:table-cell table:style-name="Table1.A2" office:value-type="string">
            <text:p text:style-name="Table_20_Contents">The overall system wide hashsets, to filter NIST content.</text:p>
          </table:table-cell>
          <table:table-cell table:style-name="Table1.D2" office:value-type="string">
            <text:p text:style-name="Table_20_Contents"/>
          </table:table-cell>
        </table:table-row>
        <table:table-row>
          <table:table-cell table:style-name="Table1.A2" office:value-type="string">
            <text:p text:style-name="Table_20_Contents">/var/log/</text:p>
          </table:table-cell>
          <table:table-cell table:style-name="Table1.A2" office:value-type="string">
            <text:p text:style-name="Table_20_Contents">ocfa.log</text:p>
          </table:table-cell>
          <table:table-cell table:style-name="Table1.A2" office:value-type="string">
            <text:p text:style-name="Table_20_Contents">This file contains all logging from running a case</text:p>
          </table:table-cell>
          <table:table-cell table:style-name="Table1.D2" office:value-type="string">
            <text:p text:style-name="Table_20_Contents"/>
          </table:table-cell>
        </table:table-row>
      </table:table>
      <text:p text:style-name="Text_20_body"/>
      <text:h text:style-name="Heading_20_2" text:outline-level="2">Directories containing the data</text:h>
      <text:p text:style-name="Text_20_body">Mounting the data filesystem with option 'noatime' will improve performance. For example all data in <text:s/>“/var/ocfa/&lt;case&gt;/repository” will be access frequently by ocfa</text:p>
      <text:h text:style-name="Heading_20_2" text:outline-level="2"><text:soft-page-break/>DONT'S</text:h>
      <text:p text:style-name="Text_20_body">Don't use sourcedata stored on an external USB-drives.</text:p>
      <text:p text:style-name="Text_20_body">Don't use samba or nfs network shares as working directory, repository or storage of the persistent queues. </text:p>
      <text:p text:style-name="Text_20_body">Special attention is needed for the persistent queues. Store those on the local harddrive with a native linux filesystem like ext, xfs. We had some problems storing them on a SAN storage device. </text:p>
      <text:h text:style-name="P21" text:outline-level="1">Installing the postgresql database</text:h>
      <text:h text:style-name="Heading_20_2" text:outline-level="2">Packages</text:h>
      <text:p text:style-name="Text_20_body">libpq5</text:p>
      <text:p text:style-name="Text_20_body">libpg-perl</text:p>
      <text:p text:style-name="Text_20_body">postgresql </text:p>
      <text:p text:style-name="Text_20_body"/>
      <text:h text:style-name="Heading_20_2" text:outline-level="2">Configuration</text:h>
      <text:p text:style-name="Text_20_body">The user has to change two different configuration files from the postgresql installation:</text:p>
      <text:list xml:id="list397800243" text:style-name="L1">
        <text:list-item>
          <text:p text:style-name="P11">/etc/postgresql/8.3/main/pg_hba.conf </text:p>
        </text:list-item>
        <text:list-item>
          <text:p text:style-name="P11">/etc/postgresql/8.3/main/postgresql.conf </text:p>
        </text:list-item>
      </text:list>
      <text:p text:style-name="Standard"/>
      <text:p text:style-name="Text_20_body">Use the following commands to start the database server and also become the postgresql user, to have the rights to change these files.</text:p>
      <text:p text:style-name="code">sudo /etc/init.d/postgresql-8.3 start</text:p>
      <text:p text:style-name="code">sudo su - postgres</text:p>
      <text:p text:style-name="Standard"/>
      <text:p text:style-name="Standard">Edit the configuration file: /etc/postgresql/8.3/main/pg_hba.conf </text:p>
      <text:p text:style-name="Standard">Change the access rights of the localhost network to “trust”. See codeblock underneath:</text:p>
      <text:p text:style-name="Standard"/>
      <text:p text:style-name="code"># IPv4 local connections: </text:p>
      <text:p text:style-name="code">host <text:s text:c="3"/>all <text:s text:c="8"/>all <text:s text:c="8"/>127.0.0.1/32 <text:s text:c="9"/>trust </text:p>
      <text:p text:style-name="code"># IPv6 local connections: </text:p>
      <text:p text:style-name="code">host <text:s text:c="3"/>all <text:s text:c="8"/>all <text:s text:c="8"/>::1/128 <text:s text:c="14"/>trust</text:p>
      <text:p text:style-name="code"/>
      <text:p text:style-name="Standard"/>
      <text:p text:style-name="Standard">Edit the second configuration file: /etc/postgresql/8.3/main/postgresql.conf </text:p>
      <text:p text:style-name="Standard">Change “listen_address” to a wildcard character to listen to anyone. </text:p>
      <text:p text:style-name="Standard">See codeblock underneath:</text:p>
      <text:p text:style-name="Standard"/>
      <text:p text:style-name="Standard"/>
      <text:p text:style-name="code">Listen_addresses aanpassen</text:p>
      <text:p text:style-name="code">#--------------------------------------------------------------------------- </text:p>
      <text:p text:style-name="code"><text:soft-page-break/># CONNECTIONS AND AUTHENTICATION </text:p>
      <text:p text:style-name="code">#---------------------------------------------------------------------------</text:p>
      <text:p text:style-name="code"># - Connection Settings - </text:p>
      <text:p text:style-name="code"/>
      <text:p text:style-name="code">listen_addresses = '*' <text:s text:c="9"/># what IP address(es) to listen on;</text:p>
      <text:p text:style-name="Text_20_body"/>
      <text:p text:style-name="Text_20_body">To let these changes take effect, restart the postgresql server with following command:</text:p>
      <text:p text:style-name="code">sudo /etc/init.d/postgresql-8.3 restart</text:p>
      <text:p text:style-name="Standard"/>
      <text:h text:style-name="Heading_20_1" text:outline-level="1">Installing development environment</text:h>
      <text:p text:style-name="Standard">Ocfa uses the default g++ and automake development environment.</text:p>
      <text:p text:style-name="Standard"/>
      <text:h text:style-name="Heading_20_2" text:outline-level="2">Packages</text:h>
      <text:p text:style-name="Standard">autoconf</text:p>
      <text:p text:style-name="Standard">automake </text:p>
      <text:p text:style-name="Standard">autotools-dev </text:p>
      <text:p text:style-name="Standard">g++</text:p>
      <text:p text:style-name="Standard"/>
      <text:p text:style-name="Standard">libace-dev </text:p>
      <text:p text:style-name="Standard">libboost-dev </text:p>
      <text:p text:style-name="Standard">libssl-dev </text:p>
      <text:p text:style-name="Standard">libtool</text:p>
      <text:p text:style-name="Standard">libpq-dev</text:p>
      <text:p text:style-name="Standard">libxerces-c2-dev </text:p>
      <text:p text:style-name="Standard">libxerces-c28 </text:p>
      <text:p text:style-name="Standard">autogen </text:p>
      <text:p text:style-name="Standard">cpp-doc </text:p>
      <text:p text:style-name="Standard">gcc-doc </text:p>
      <text:p text:style-name="Standard"/>
      <text:p text:style-name="Standard"/>
      <text:p text:style-name="P7">Optional for debug use:</text:p>
      <text:p text:style-name="Standard">gdb-doc </text:p>
      <text:p text:style-name="Standard">valgrind</text:p>
      <text:p text:style-name="Standard"/>
      <text:h text:style-name="Heading_20_2" text:outline-level="2"><text:soft-page-break/>Extra packages needed for the ocfa Architecture (OcfaArch)</text:h>
      <text:p text:style-name="Standard">apache2</text:p>
      <text:p text:style-name="Standard">libcgicc5</text:p>
      <text:p text:style-name="Standard">libcgicc5-dev</text:p>
      <text:p text:style-name="Standard">libclucene-dev</text:p>
      <text:p text:style-name="Standard"/>
      <text:p text:style-name="Standard"/>
      <text:h text:style-name="Heading_20_2" text:outline-level="2">Packages needed for the modules</text:h>
      <text:p text:style-name="Standard">uuid-dev</text:p>
      <text:p text:style-name="Standard">libdb-dev</text:p>
      <text:p text:style-name="Standard">libmagic-dev</text:p>
      <text:p text:style-name="Standard">samba</text:p>
      <text:p text:style-name="Standard">antiword</text:p>
      <text:p text:style-name="Standard">exiftags</text:p>
      <text:p text:style-name="Standard">p7zip-full</text:p>
      <text:p text:style-name="Standard">libspreadsheet-parseexcel-perl</text:p>
      <text:p text:style-name="Standard">libmail-mboxparser-perl</text:p>
      <text:p text:style-name="Standard">libmail-box-perl</text:p>
      <text:p text:style-name="Standard">libxml-dom-xpath-perl</text:p>
      <text:p text:style-name="Standard"/>
      <text:p text:style-name="Standard">python-devel</text:p>
      <text:p text:style-name="Standard">libcv-dev</text:p>
      <text:p text:style-name="Standard">libhighgui-dev</text:p>
      <text:p text:style-name="Standard">xpdf-utils</text:p>
      <text:p text:style-name="Standard"/>
      <text:h text:style-name="Heading_20_2" text:outline-level="2">Packages needed for the NDA modules (optional)</text:h>
      <text:p text:style-name="Standard">Only if you have access to the NDA modules, additional packages are needed</text:p>
      <text:p text:style-name="Standard"/>
      <text:p text:style-name="Standard">netpbm</text:p>
      <text:p text:style-name="Standard">tesseract-ocr</text:p>
      <text:p text:style-name="Standard"/>
      <text:p text:style-name="Standard"/>
      <text:h text:style-name="Heading_20_2" text:outline-level="2">Packages needed for OcfaRepFs</text:h>
      <text:p text:style-name="Text_20_body"><text:span text:style-name="T1">Remark:</text:span> If you don't intend to use a a file-browser view on your multimedia content like 'video' and 'images', you can skip this paragraph.</text:p>
      <text:p text:style-name="Text_20_body"><text:soft-page-break/>OcfaRepFs is a perl based fuse module, so some extra perl modules are needed:</text:p>
      <text:p text:style-name="Text_20_body">Perl modules, installed from cpan:</text:p>
      <text:list xml:id="list1857929586" text:style-name="L2">
        <text:list-item>
          <text:p text:style-name="P12">Proc-DaemonLite</text:p>
        </text:list-item>
        <text:list-item>
          <text:p text:style-name="P12">Fuse</text:p>
        </text:list-item>
      </text:list>
      <text:p text:style-name="code">cpan&gt;install Proc::DaemonLite</text:p>
      <text:p text:style-name="code">cpan&gt;install Fuse</text:p>
      <text:p text:style-name="Text_20_body"/>
      <text:p text:style-name="Text_20_body">Other:</text:p>
      <text:p text:style-name="Text_20_body">Make sure the fuse kernel base modules are installed.</text:p>
      <text:list xml:id="list1050331470" text:style-name="L3">
        <text:list-item>
          <text:p text:style-name="P13">fuse-utils</text:p>
        </text:list-item>
        <text:list-item>
          <text:p text:style-name="P13">libfuse-dev</text:p>
        </text:list-item>
      </text:list>
      <text:p text:style-name="Text_20_body"/>
      <text:p text:style-name="Standard"/>
      <text:h text:style-name="Heading_20_1" text:outline-level="1">Installation from source</text:h>
      <text:p text:style-name="Text_20_body">There are remaining packages not included in the ubuntu repository, or with an older version. These packages the user has to install from source.</text:p>
      <text:p text:style-name="Text_20_body"/>
      <text:h text:style-name="Heading_20_2" text:outline-level="2">Rar</text:h>
      <text:p text:style-name="code">tar zxf rarlinux-3.x.x.tar.gz</text:p>
      <text:p text:style-name="code">cd rar</text:p>
      <text:p text:style-name="code">sudo make install</text:p>
      <text:p text:style-name="Text_20_body"/>
      <text:h text:style-name="Heading_20_2" text:outline-level="2">Photorec</text:h>
      <text:p text:style-name="Text_20_body">Used Version: 6.11WIP</text:p>
      <text:p text:style-name="Text_20_body">Extract photorec tar file (download from http://www.cgsecurity.org/wiki/TestDisk_Download)</text:p>
      <text:p text:style-name="code">tar -xjf testdisk-6.11-WIP.tar.bz2</text:p>
      <text:p text:style-name="Text_20_body">Change to photorec directory and execute following commands:</text:p>
      <text:p text:style-name="code">./configure --without-ncurses </text:p>
      <text:p text:style-name="code"><text:soft-page-break/>make</text:p>
      <text:p text:style-name="code">sudo make install</text:p>
      <text:p text:style-name="code"/>
      <text:h text:style-name="Heading_20_3" text:outline-level="3">Extra patch</text:h>
      <text:p text:style-name="Text_20_body">The user has to change the executable name, otherwise the ocfa modules configuration detection mechanism will fail. This is done by <text:s/>creating a softlink.</text:p>
      <text:p text:style-name="code">cd /usr/local/sbin</text:p>
      <text:p text:style-name="code">sudo ln -s photorec <text:span text:style-name="T1">photorec_cli</text:span></text:p>
      <text:p text:style-name="Text_20_body"/>
      <text:h text:style-name="Heading_20_2" text:outline-level="2">Libewf</text:h>
      <text:p text:style-name="Text_20_body">Download libewf from www.uitwisselplatform.nl and compile it:</text:p>
      <text:p text:style-name="code">tar xzf libewf-20080501.tar.gz</text:p>
      <text:p text:style-name="code">cd libewf-20080501</text:p>
      <text:p text:style-name="code">./configure</text:p>
      <text:p text:style-name="code">make</text:p>
      <text:p text:style-name="code">sudo make install</text:p>
      <text:p text:style-name="Standard"/>
      <text:h text:style-name="Heading_20_2" text:outline-level="2">TSK, The sleuthkit</text:h>
      <text:p text:style-name="Text_20_body">Used version: sleuthkit 3.0.1 (http://www.sleuthkit.org)</text:p>
      <text:p text:style-name="Text_20_body">Extract the tar file and change to sleuthkit3 directory.</text:p>
      <text:p text:style-name="Text_20_body">Do:</text:p>
      <text:p text:style-name="code">./configure</text:p>
      <text:p text:style-name="code">make</text:p>
      <text:p text:style-name="code">sudo make install</text:p>
      <text:h text:style-name="Heading_20_3" text:outline-level="3">Manual patch</text:h>
      <text:p text:style-name="Text_20_body">The user has to create a softlink to an executable to stay compatible with older versions. </text:p>
      <text:p text:style-name="code">cd /usr/local/bin</text:p>
      <text:p text:style-name="code">ln -s blkls <text:span text:style-name="T1">dls</text:span><text:span text:style-name="T2"> </text:span></text:p>
      <text:p text:style-name="P5"/>
      <text:h text:style-name="Heading_20_2" text:outline-level="2"><text:soft-page-break/>Perl modules from CPAN</text:h>
      <text:p text:style-name="Text_20_body">You have to download two perl-modules from CPAN:</text:p>
      <text:list xml:id="list1365827805" text:style-name="L4">
        <text:list-item>
          <text:p text:style-name="P14">Mail-Box-2.088.tar.gz</text:p>
        </text:list-item>
        <text:list-item>
          <text:p text:style-name="P14">Mail-Transport-Dbx-0.07.tar.gz</text:p>
        </text:list-item>
      </text:list>
      <text:p text:style-name="Text_20_body">General procedure [xxxx is either Box-2.088 or Transport-Dbx-0.07]:</text:p>
      <text:p text:style-name="code">tar xzf Mail-xxxx.tar.gz</text:p>
      <text:p text:style-name="code">cd <text:s/>Mail-xxxx</text:p>
      <text:p text:style-name="code">perl Makefile.pl</text:p>
      <text:p text:style-name="code">make</text:p>
      <text:p text:style-name="code">sudo make install</text:p>
      <text:p text:style-name="Text_20_body"/>
      <text:p text:style-name="Text_20_body">An alternative to the above method is to use the <text:span text:style-name="T3">cpan</text:span> command. Run this command as root and use “<text:span text:style-name="T3">install </text:span><text:span text:style-name="T4">packagename”</text:span> to install the proper package. Packagenames are of the form Mail::Transport::Dbx (note the double colons). <text:s/></text:p>
      <text:p text:style-name="Text_20_body"/>
      <text:h text:style-name="Heading_20_2" text:outline-level="2">Vinetto</text:h>
      <text:p text:style-name="Text_20_body">The Vinetto package is used to build a module for dissecting Thumbs.db files.</text:p>
      <text:p text:style-name="code">tar zxf vinetto-beta-0.07.tar.gz</text:p>
      <text:p text:style-name="code">cd <text:s/>vinetto-beta-0.07</text:p>
      <text:p text:style-name="code">sudo python setup.py install</text:p>
      <text:p text:style-name="Text_20_body"/>
      <text:p text:style-name="Text_20_body"/>
      <text:h text:style-name="Heading_20_1" text:outline-level="1">Building OCFA </text:h>
      <text:p text:style-name="Text_20_body">The previous chapters described which preliminary packages need to be installed before building OCFA.</text:p>
      <text:p text:style-name="Text_20_body">Now you should be ready to build OCFA. Untar and unzip the ocfa source package (“tar xjf ocfa-2.2.0pl0gpl.tar.bz2”).</text:p>
      <text:p text:style-name="Text_20_body">Now you will have three subdirectories (components) called</text:p>
      <text:list xml:id="list1048019357" text:style-name="L5">
        <text:list-item>
          <text:p text:style-name="P15">OcfaLib</text:p>
        </text:list-item>
        <text:list-item>
          <text:p text:style-name="P15"><text:soft-page-break/>OcfaArch</text:p>
        </text:list-item>
        <text:list-item>
          <text:p text:style-name="P15">OcfaModules</text:p>
        </text:list-item>
      </text:list>
      <text:p text:style-name="Text_20_body"/>
      <text:p text:style-name="Text_20_body">Build the three components in the order listed above. So, first change directory to OcfaLib and issue the commands;</text:p>
      <text:p text:style-name="code">./configure</text:p>
      <text:p text:style-name="code">make</text:p>
      <text:p text:style-name="code">sudo make install</text:p>
      <text:p text:style-name="code">cd ..</text:p>
      <text:p text:style-name="Text_20_body"/>
      <text:p text:style-name="Text_20_body">Do the same for the other OCFA components. If configure gives you any errors, they are most likely about packages which are not installed. If this happens make sure you have all packages installed. Often you can make an educated guess using the synaptic search function to install the proper package (hint; always choose the -dev package when in doubt). </text:p>
      <text:p text:style-name="Text_20_body">The configure script of OcfaModules might issue a warning about the java version. You may ignore this warning. </text:p>
      <text:p text:style-name="Text_20_body"/>
      <text:h text:style-name="Heading_20_1" text:outline-level="1">Configuration</text:h>
      <text:h text:style-name="Heading_20_2" text:outline-level="2">Samba</text:h>
      <text:p text:style-name="Text_20_body">Edit /etc/samba/smb.conf:</text:p>
      <text:p text:style-name="Text_20_body">Add the following section to the end of the smb.conf file:</text:p>
      <text:p text:style-name="code">[ocfa]</text:p>
      <text:p text:style-name="code"><text:s text:c="8"/>comment = Samba to ocfa</text:p>
      <text:p text:style-name="code"><text:s text:c="8"/>path = /var/ocfa/windows</text:p>
      <text:p text:style-name="code"><text:s text:c="8"/>valid users = @ocfa ocfa</text:p>
      <text:p text:style-name="code"><text:s text:c="8"/>writable = yes</text:p>
      <text:p text:style-name="code"><text:s text:c="8"/>inherit acls = yes</text:p>
      <text:p text:style-name="code"><text:s text:c="8"/>create mask = 0775</text:p>
      <text:p text:style-name="Text_20_body"/>
      <text:p text:style-name="Text_20_body">Execute following commands on commandline:</text:p>
      <text:p text:style-name="code"><text:soft-page-break/>smbpasswd -a ocfa</text:p>
      <text:p text:style-name="code">sudo /etc/init.d/samba restart ('samba' is 'smb' on Suse)</text:p>
      <text:p text:style-name="Text_20_body"/>
      <text:p text:style-name="Text_20_body"/>
      <text:h text:style-name="Heading_20_2" text:outline-level="2">Java environment</text:h>
      <text:p text:style-name="Text_20_body">For the NDA part of ocfa and the OcfaJavaLib, it is necessary to have java stuff installed. The following java components are needed:</text:p>
      <text:list xml:id="list182516822" text:style-name="L6">
        <text:list-item>
          <text:p text:style-name="P16">jdk-1.5.0</text:p>
        </text:list-item>
        <text:list-item>
          <text:p text:style-name="P16">ant-1.7</text:p>
        </text:list-item>
        <text:list-item>
          <text:p text:style-name="P16">tomcat-5.5.20</text:p>
        </text:list-item>
      </text:list>
      <text:p text:style-name="Text_20_body">unpack those components in a directory. I have chosen for <text:span text:style-name="T5">/opt/java. </text:span></text:p>
      <text:p text:style-name="P18">Result of ls -l /opt/java</text:p>
      <text:p text:style-name="code">2009-09-17 07:46 ant -&gt; apache-ant-1.7.0</text:p>
      <text:p text:style-name="code">2006-12-13 13:15 apache-ant-1.7.0</text:p>
      <text:p text:style-name="code">2009-09-17 07:50 apache-tomcat-5.5.20</text:p>
      <text:p text:style-name="code">2009-09-16 16:35 jdk -&gt; jdk1.5.0_21</text:p>
      <text:p text:style-name="code">2009-08-24 21:55 jdk1.5.0_21</text:p>
      <text:p text:style-name="code">2009-09-16 16:35 jre -&gt; jdk/jre</text:p>
      <text:p text:style-name="code">2009-09-16 16:27 test</text:p>
      <text:p text:style-name="code">2009-09-17 07:51 tomcat -&gt; apache-tomcat-5.5.20</text:p>
      <text:p text:style-name="Text_20_body"/>
      <text:p text:style-name="Text_20_body">If you install those components, they have to be defined.</text:p>
      <text:p text:style-name="code">cd /etc/profile.d</text:p>
      <text:p text:style-name="code">vi java.sh</text:p>
      <text:p text:style-name="Text_20_body"/>
      <text:p text:style-name="Text_20_body">Example of java.sh:</text:p>
      <text:p text:style-name="code">#!/bin/bash</text:p>
      <text:p text:style-name="code">export JAVA_HOME=&lt;path-to-your-jdk-directory.</text:p>
      <text:p text:style-name="code">export ANT_HOME=&lt;path-to-your-ant-direcotry&gt;</text:p>
      <text:p text:style-name="code">export CATALINA_HOME=&lt;path-to-your-tomcat-direcoty&gt;</text:p>
      <text:p text:style-name="Text_20_body"/>
      <text:p text:style-name="Text_20_body"><text:soft-page-break/>I also made some symlinks to the binaries:</text:p>
      <text:p text:style-name="code">cd /usr/local/bin</text:p>
      <text:p text:style-name="code">ln -s /opt/java/jdk/bin/javac</text:p>
      <text:p text:style-name="code">ln -s /opt/java/ant/bin/ant</text:p>
      <text:p text:style-name="code">ln -s /opt/java/jre/bin/java</text:p>
      <text:p text:style-name="Text_20_body"/>
      <text:h text:style-name="Heading_20_2" text:outline-level="2">Digest hashsets</text:h>
      <text:p text:style-name="Text_20_body">Copy your hashsets (adinfodb digestdb proddb) to /usr/local/digiwash/static/hashsets</text:p>
      <text:p text:style-name="Text_20_body">The hashsets already present in this directory are empty/dummy.</text:p>
      <text:p text:style-name="Text_20_body"/>
      <text:h text:style-name="Heading_20_1" text:outline-level="1">The next document to read</text:h>
      <text:p text:style-name="Text_20_body">The next step is to run a test. Please read:</text:p>
      <text:p text:style-name="Text_20_body"/>
      <text:p text:style-name="Text_20_body">“Gebruikersdocumentatie - Gebruik in de praktijk”</text:p>
      <text:p text:style-name="Text_20_body">[Translation from Dutch: Userdocumentation – Practical use]</text:p>
      <text:p text:style-name="P10">Don't worry, the content is Engl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Palantino" svg:font-family="Palantino" style:font-adornments="Regular"/>
    <style:font-face style:name="StarSymbol" svg:font-family="StarSymbol"/>
    <style:font-face style:name="Courier 10 Pitch" svg:font-family="'Courier 10 Pitch'" style:font-pitch="fixed"/>
    <style:font-face style:name="Courier" svg:font-family="Courier"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Palantino"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padding="0.199cm" fo:border="0.018cm solid #808080" style:shadow="none" text:number-lines="false" text:line-number="0">
        <style:tab-stops>
          <style:tab-stop style:position="8.795cm" style:type="center"/>
          <style:tab-stop style:position="17.59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de" style:family="paragraph" style:parent-style-name="Standard" style:class="text" style:master-page-name="">
      <style:paragraph-properties fo:margin-left="0.25cm" fo:margin-right="0cm" fo:margin-top="0cm" fo:margin-bottom="0.15cm" fo:text-indent="0cm" style:auto-text-indent="false" style:page-number="auto" fo:background-color="#e6e6e6" fo:padding="0.049cm" fo:border="0.002cm solid #000000" style:shadow="none">
        <style:background-image/>
      </style:paragraph-properties>
      <style:text-properties style:font-name="Courier" fo:font-size="10pt" fo:language="zxx" fo:country="none"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fo:color="#b3b3b3"/>
    </style:style>
    <style:style style:name="MP2" style:family="paragraph" style:parent-style-name="Heading">
      <style:paragraph-properties fo:text-align="end" style:justify-single-word="false"/>
      <style:text-properties fo:color="#ffffff"/>
    </style:style>
    <style:style style:name="MP3" style:family="paragraph" style:parent-style-name="Text_20_body">
      <style:paragraph-properties fo:text-align="start" style:justify-single-word="false"/>
      <style:text-properties fo:color="#b3b3b3" fo:font-size="12pt" fo:font-weight="bold" style:font-size-asian="12pt" style:font-weight-asian="bold" style:font-size-complex="12pt" style:font-weight-complex="bold"/>
    </style:style>
    <style:style style:name="MP4" style:family="paragraph" style:parent-style-name="Standard">
      <style:text-properties fo:font-size="16pt" fo:font-weight="bold" style:font-size-asian="16pt" style:font-weight-asian="bold" style:font-size-complex="16pt" style:font-weight-complex="bold"/>
    </style:style>
    <style:style style:name="MP5" style:family="paragraph">
      <style:paragraph-properties fo:text-align="center"/>
    </style:style>
    <style:style style:name="MP6" style:family="paragraph" style:parent-style-name="Footer">
      <style:paragraph-properties fo:padding="0.074cm" fo:border-left="none" fo:border-right="none" fo:border-top="none" fo:border-bottom="0.002cm solid #000000" style:join-border="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M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draw:frame draw:style-name="Mfr1" draw:name="graphics2" text:anchor-type="paragraph" svg:x="13.481cm" svg:y="0.016cm" svg:width="3.501cm" svg:height="3.508cm" draw:z-index="29"><draw:image xlink:href="Pictures/10000000000000640000006497B5BB52.png" xlink:type="simple" xlink:show="embed" xlink:actuate="onLoad"/></draw:frame><draw:frame draw:style-name="Mfr2" draw:name="Frame1" text:anchor-type="paragraph" svg:x="0.011cm" svg:y="0.016cm" svg:width="13.34cm" draw:z-index="44"><draw:text-box fo:min-height="0.991cm"><text:p text:style-name="MP2">Open Computer Forensics Architecture (OCFA) <text:s/></text:p></draw:text-box></draw:frame></text:h>
        <text:p text:style-name="MP3">User documentation</text:p>
        <text:p text:style-name="MP4">“Installing OCFA on Ubuntu”</text:p>
        <text:p text:style-name="MP4"/>
        <text:p text:style-name="MP4"><draw:line text:anchor-type="paragraph" draw:z-index="14" draw:style-name="Mgr1" draw:text-style-name="MP5" svg:x1="0.021cm" svg:y1="0.053cm" svg:x2="13.349cm" svg:y2="0.053cm"><text:p/></draw:line></text:p>
      </style:header>
      <style:footer>
        <text:p text:style-name="MP6"/>
        <text:p text:style-name="Footer"/>
        <text:p text:style-name="Footer">Version 0.12<text:tab/><text:tab/>Page <text:page-number text:select-page="current">15</text:page-number> from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creation-date>2008-10-16T08:42:23</meta:creation-date>
    <dc:date>2009-09-17T15:22:57</dc:date>
    <meta:print-date>2009-09-16T13:56:31</meta:print-date>
    <meta:editing-cycles>94</meta:editing-cycles>
    <meta:editing-duration>PT415H36M46S</meta:editing-duration>
    <meta:document-statistic meta:table-count="1" meta:image-count="1" meta:object-count="0" meta:page-count="15" meta:paragraph-count="297" meta:word-count="1541" meta:character-count="10825"/>
    <meta:user-defined meta:name="Info 1"/>
    <meta:user-defined meta:name="Info 2"/>
    <meta:user-defined meta:name="Info 3"/>
    <meta:user-defined meta:name="Info 4"/>
  </office:meta>
</office:document-meta>
</file>